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text-indent="0in" style:auto-text-indent="false"/>
      <style:text-properties officeooo:rsid="00049705" officeooo:paragraph-rsid="00049705"/>
    </style:style>
    <style:style style:name="P2" style:family="paragraph" style:parent-style-name="Standard">
      <style:paragraph-properties fo:margin-left="0in" fo:margin-right="0in" fo:text-indent="0in" style:auto-text-indent="false"/>
      <style:text-properties officeooo:rsid="00065f24" officeooo:paragraph-rsid="00065f24"/>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top="0in" fo:margin-bottom="0.1965in" style:contextual-spacing="false"/>
    </style:style>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for Google AI: robots fast food industry 2025</text:p>
      <text:p text:style-name="P2"/>
      <text:p text:style-name="P3">In 2025, the use of <text:span text:style-name="Strong_20_Emphasis">robotics and AI in the fast food industry is a rapidly accelerating, mainstream trend</text:span> rather than a future possibility. This adoption is driven primarily by persistent labor shortages, rising operational costs, and increasing customer demand for speed, accuracy, and convenience. </text:p>
      <text:p text:style-name="P4">Key Trends and Applications in 2025</text:p>
      <text:list text:style-name="L1">
        <text:list-item>
          <text:p text:style-name="P5"><text:span text:style-name="Strong_20_Emphasis">Automated Kitchens</text:span>: Robots are handling repetitive tasks like flipping burgers (White Castle's 'Flippy'), frying chicken, chopping vegetables, and assembling pizzas. These systems ensure consistent quality and hygiene while freeing up human staff for other roles.</text:p>
        </text:list-item>
        <text:list-item>
          <text:p text:style-name="P5"><text:span text:style-name="Strong_20_Emphasis">AI-Powered Drive-Thrus</text:span>: Major chains like <text:a xlink:type="simple" xlink:href="https://www.wendys.com/" office:target-frame-name="_blank" xlink:show="new" text:style-name="Internet_20_link" text:visited-style-name="Visited_20_Internet_20_Link">Wendy's</text:a> and McDonald's are expanding pilot programs of AI-driven voice assistants to take orders, with Wendy's planning rollouts to 600 locations in 2025. This technology improves order accuracy and reduces wait times.</text:p>
        </text:list-item>
        <text:list-item>
          <text:p text:style-name="P5"><text:span text:style-name="Strong_20_Emphasis">Self-Ordering Kiosks</text:span>: These are now a common baseline technology, allowing customers to browse menus, customize orders, and pay without human interaction, which helps manage order flow during peak hours.</text:p>
        </text:list-item>
        <text:list-item>
          <text:p text:style-name="P5"><text:span text:style-name="Strong_20_Emphasis">Inventory Management &amp; Supply Chain</text:span>: AI and the Internet of Things (IoT) are used for demand forecasting and real-time inventory tracking, which helps reduce food waste by ensuring optimal stock levels.</text:p>
        </text:list-item>
        <text:list-item>
          <text:p text:style-name="P6"><text:span text:style-name="Strong_20_Emphasis">Autonomous Delivery</text:span>: The use of autonomous sidewalk robots (like those used by Uber Eats in Los Angeles) and delivery drones for last-mile logistics is a growing trend, especially in urban areas. </text:p>
        </text:list-item>
      </text:list>
      <text:list text:style-name="L2">
        <text:list-item>
          <text:p text:style-name="P7"/>
        </text:list-item>
      </text:list>
      <text:p text:style-name="Text_20_body">Impact and Benefits</text:p>
      <text:list text:style-name="L3">
        <text:list-item>
          <text:p text:style-name="P8"><text:span text:style-name="Strong_20_Emphasis">Cost Reduction</text:span>: Automated kitchens can cut operational costs by up to 50%, primarily through labor savings and minimized errors.</text:p>
        </text:list-item>
        <text:list-item>
          <text:p text:style-name="P8"><text:span text:style-name="Strong_20_Emphasis">Efficiency and Speed</text:span>: Robots and AI operate tirelessly, ensuring faster service and shorter wait times, which directly boosts customer satisfaction.</text:p>
        </text:list-item>
        <text:list-item>
          <text:p text:style-name="P8"><text:span text:style-name="Strong_20_Emphasis">Consistency and Quality</text:span>: Automated systems follow precise recipes and standards, guaranteeing consistent product quality every time.</text:p>
        </text:list-item>
        <text:list-item>
          <text:p text:style-name="P9"><text:span text:style-name="Strong_20_Emphasis">Sustainability</text:span>: Automation contributes to sustainability goals by optimizing energy use and reducing food waste through precise portion control and demand forecasting. </text:p>
        </text:list-item>
      </text:list>
      <text:list text:style-name="L4">
        <text:list-item>
          <text:p text:style-name="P10"/>
        </text:list-item>
      </text:list>
      <text:p text:style-name="Text_20_body">Challenges</text:p>
      <text:list text:style-name="L5">
        <text:list-item>
          <text:p text:style-name="P11"><text:span text:style-name="Strong_20_Emphasis">Initial Investment</text:span>: The upfront cost for robotics and AI systems can be a significant barrier, especially for smaller, independent operators.</text:p>
        </text:list-item>
        <text:list-item>
          <text:p text:style-name="P11"><text:span text:style-name="Strong_20_Emphasis">Job Displacement</text:span>: While automation creates new roles in technology maintenance and oversight, it also reduces the need for traditional entry-level jobs, requiring a focus on workforce retraining.</text:p>
        </text:list-item>
        <text:list-item>
          <text:p text:style-name="P12"><text:span text:style-name="Strong_20_Emphasis">Integration and Maintenance</text:span>: Integrating new technologies with existing systems and ensuring their ongoing maintenance can present technical challenges and operational disruptions. </text:p>
        </text:list-item>
      </text:list>
      <text:list text:style-name="L6">
        <text:list-item>
          <text:p text:style-name="P13"/>
        </text:list-item>
      </text:list>
      <text:p text:style-name="P14">Overall, the fast food industry in 2025 is leveraging robotics and AI as a critical strategy to enhance resilience, profitability, and customer experience in a challenging market landscap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8T20:56:56.885951106</meta:creation-date>
    <dc:date>2025-11-14T17:48:42.219108552</dc:date>
    <meta:editing-duration>PT7M20S</meta:editing-duration>
    <meta:editing-cycles>3</meta:editing-cycles>
    <meta:generator>LibreOffice/25.2.7.2$Linux_X86_64 LibreOffice_project/520$Build-2</meta:generator>
    <meta:document-statistic meta:table-count="0" meta:image-count="0" meta:object-count="0" meta:page-count="1" meta:paragraph-count="21" meta:word-count="414" meta:character-count="2840" meta:non-whitespace-character-count="2454"/>
  </office:meta>
</office:document-meta>
</file>